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8.46666666666667cm"/>
    </style:style>
    <style:style style:name="co2" style:family="table-column">
      <style:table-column-properties fo:break-before="auto" style:column-width="9.38388888888889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7527777777778cm"/>
    </style:style>
    <style:style style:name="co5" style:family="table-column">
      <style:table-column-properties fo:break-before="auto" style:column-width="3.51013888888889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7.54944444444445cm"/>
    </style:style>
    <style:style style:name="co8" style:family="table-column">
      <style:table-column-properties fo:break-before="auto" style:column-width="7.49652777777778cm"/>
    </style:style>
    <style:style style:name="co9" style:family="table-column">
      <style:table-column-properties fo:break-before="auto" style:column-width="3.68652777777778cm"/>
    </style:style>
    <style:style style:name="co10" style:family="table-column">
      <style:table-column-properties fo:break-before="auto" style:column-width="3.38666666666667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PRN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Consumption Category</text:p>
          </table:table-cell>
          <table:table-cell office:value-type="string" table:style-name="ce2">
            <text:p>County</text:p>
          </table:table-cell>
          <table:table-cell office:value-type="string" table:style-name="ce3">
            <text:p>Attributable Total Final Consumption (kWh)</text:p>
          </table:table-cell>
          <table:table-cell office:value-type="string" table:style-name="ce2">
            <text:p>Yea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5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21533" table:style-name="ce1">
            <text:p>2153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uth Dublin County Council</text:p>
          </table:table-cell>
          <table:table-cell office:value-type="string" table:style-name="ce1">
            <text:p>The Park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7087" table:style-name="ce1">
            <text:p>2708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CTA MARIA CBS</text:p>
          </table:table-cell>
          <table:table-cell office:value-type="string" table:style-name="ce1">
            <text:p>Syng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33190" table:style-name="ce1">
            <text:p>3319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ELSCOIL LIOS NA NOG</text:p>
          </table:table-cell>
          <table:table-cell office:value-type="string" table:style-name="ce1">
            <text:p>Front gat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33396" table:style-name="ce1">
            <text:p>3339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Hugh Lane Gallery of Modern Art &amp; Parnell Square Community Hal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6320" table:style-name="ce1">
            <text:p>63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11002" table:style-name="ce1">
            <text:p>110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aint Annes Park Studio B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5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Radio Hut, 3 Rock Mountain, Barnacullia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9225" table:style-name="ce1">
            <text:p>922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MOURNE COURT MOURNEVIEW ESTAT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KIOSK GREEN AREA <text:s/>MEADOW CLOS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Emmet Road HALTING SIT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Phibsboro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10585" table:style-name="ce1">
            <text:p>1058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ldren's University Hospital</text:p>
          </table:table-cell>
          <table:table-cell office:value-type="string" table:style-name="ce1">
            <text:p>8 Kelly's Row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</text:p>
          </table:table-cell>
          <table:table-cell office:value-type="float" office:value="25288" table:style-name="ce1">
            <text:p>252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Custom House Plaza 4 SHERIFF ST LEVEL 4 B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tannaway Court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3490" table:style-name="ce1">
            <text:p>349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antr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chool Avenue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5</text:p>
          </table:table-cell>
          <table:table-cell office:value-type="float" office:value="6590" table:style-name="ce1">
            <text:p>659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Economic and Social Development Office</text:p>
          </table:table-cell>
          <table:table-cell office:value-type="string" table:style-name="ce1">
            <text:p>16 Parnell Squar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106438.05" table:style-name="ce1">
            <text:p>106438.0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NAISIUNTA STRATFORD</text:p>
          </table:table-cell>
          <table:table-cell office:value-type="string" table:style-name="ce1">
            <text:p>Stratford National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49562" table:style-name="ce1">
            <text:p>4956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ara Street Fire Brigade HQ / Control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327301" table:style-name="ce1">
            <text:p>3273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Port Company</text:p>
          </table:table-cell>
          <table:table-cell office:value-type="string" table:style-name="ce1">
            <text:p>Bord na mona site bond drive r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UNITS 5.2 TO 5.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Child Community School</text:p>
          </table:table-cell>
          <table:table-cell office:value-type="string" table:style-name="ce1">
            <text:p>Holy Child Community school Sallynogg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Artane - Branch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5</text:p>
          </table:table-cell>
          <table:table-cell office:value-type="float" office:value="126198" table:style-name="ce1">
            <text:p>12619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ORBALLIS GOLF CLUB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5374" table:style-name="ce1">
            <text:p>53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Library of Ireland</text:p>
          </table:table-cell>
          <table:table-cell office:value-type="string" table:style-name="ce1">
            <text:p>NPA Meeting House Squa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288404" table:style-name="ce1">
            <text:p>2884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Atkinson House Homeless Accomodati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nsfield Educate Together National School</text:p>
          </table:table-cell>
          <table:table-cell office:value-type="string" table:style-name="ce1">
            <text:p>secretary's offic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RESENTATION PRIMARY SCHOOL BLACKPITTS</text:p>
          </table:table-cell>
          <table:table-cell office:value-type="string" table:style-name="ce1">
            <text:p>Presentation Primary Warrenmoun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28459" table:style-name="ce1">
            <text:p>284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SANDYCOVE AVENUE EAS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6W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Merville Residence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69654" table:style-name="ce1">
            <text:p>6965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ice of the Comptroller &amp; Auditor General</text:p>
          </table:table-cell>
          <table:table-cell office:value-type="string" table:style-name="ce1">
            <text:p>4/5 Harcourt Road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Public Expenditure and Reform</text:p>
          </table:table-cell>
          <table:table-cell office:value-type="string" table:style-name="ce1">
            <text:p>3rd Floor, St Stephens Green Hou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ice of Public Works</text:p>
          </table:table-cell>
          <table:table-cell office:value-type="string" table:style-name="ce1">
            <text:p>Jamestown Road Old Building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12A LOWER ABBEY STREET DUBLIN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Saint James Terrace, Malahid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89393" table:style-name="ce1">
            <text:p>893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Youthreach Centre, Harmonstown Road, Harmonstow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19931" table:style-name="ce1">
            <text:p>1993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Poolbeg CCGT Stati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AINE NAOFA ESKER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02202" table:style-name="ce1">
            <text:p>1022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ntral Bank of Ireland</text:p>
          </table:table-cell>
          <table:table-cell office:value-type="string" table:style-name="ce1">
            <text:p>Iveagh Court Common Area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ef State Solicitorâ€™s Office</text:p>
          </table:table-cell>
          <table:table-cell office:value-type="string" table:style-name="ce1">
            <text:p>3 - 10 Chancery Lan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3051.72" table:style-name="ce1">
            <text:p>3051.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ARNEGIE LIBRARY MAIN STREET Sword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4047" table:style-name="ce1">
            <text:p>1404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Marine House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80794" table:style-name="ce1">
            <text:p>8079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Ballyfermot Housing Depo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0</text:p>
          </table:table-cell>
          <table:table-cell office:value-type="float" office:value="19514" table:style-name="ce1">
            <text:p>1951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ean McDermott Street Swimming Pool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144940" table:style-name="ce1">
            <text:p>1449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ducation &amp; Skills</text:p>
          </table:table-cell>
          <table:table-cell office:value-type="string" table:style-name="ce1">
            <text:p>DES, HQ, Marlborough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781993.69" table:style-name="ce1">
            <text:p>781993.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Herbert Park Paving Offices/Depo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7035" table:style-name="ce1">
            <text:p>70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Public Expenditure and Reform</text:p>
          </table:table-cell>
          <table:table-cell office:value-type="string" table:style-name="ce1">
            <text:p>5th Floor, North King St.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59940.65" table:style-name="ce1">
            <text:p>59940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for Advanced Studies</text:p>
          </table:table-cell>
          <table:table-cell office:value-type="string" table:style-name="ce1">
            <text:p>Gate Lodge, Dunsink Observatory, Castleknoc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5</text:p>
          </table:table-cell>
          <table:table-cell office:value-type="float" office:value="232" table:style-name="ce1">
            <text:p>23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Colaiste Eanna, Kilkieran Road, Cabra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6900" table:style-name="ce1">
            <text:p>1569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DIT Park House, 1st Floor Spare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BALLYMUN TOWN CENTRE BALLYMUN DUBLIN 11 CO. DUB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Hill Street Pla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5076" table:style-name="ce1">
            <text:p>507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WATER KIOSKS, ROCK ROAD, BLACKROCK, Dublin (County)<text:s/>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land Fisheries Ireland</text:p>
          </table:table-cell>
          <table:table-cell office:value-type="string" table:style-name="ce1">
            <text:p>Unit C Swords Business Campus, Sword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Malahide SWI,1 Main Street,Malahide, Co Dublin.V4158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OSTE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ESO Dublin - Finglas V4738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using Finance Agency</text:p>
          </table:table-cell>
          <table:table-cell office:value-type="string" table:style-name="ce1">
            <text:p>46 St Stephens Gree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Tallaght Adult Education Servic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13220" table:style-name="ce1">
            <text:p>132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ARETAKERS OFFICE BALGRIFFIN CEMETRY Dublin 5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8570" table:style-name="ce1">
            <text:p>857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he Mansion House, Fire/Fighting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The Mall 4 MAIN STREET MALAHIDE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Dundrum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PUBLIC ANALYSTS LAB <text:s text:c="4"/>GRAND CANAL STREET LOWER SIR PATRICK DUN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</text:p>
          </table:table-cell>
          <table:table-cell office:value-type="float" office:value="568372" table:style-name="ce1">
            <text:p>5683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COLMCILLE JUN NS</text:p>
          </table:table-cell>
          <table:table-cell office:value-type="string" table:style-name="ce1">
            <text:p>St. Columbcilles, kilbogget, wyattvill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Market; Peoples Par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40050" table:style-name="ce1">
            <text:p>400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LAITH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14827" table:style-name="ce1">
            <text:p>148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THE ORATORY <text:s/>LIBRARY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3303" table:style-name="ce1">
            <text:p>33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Mainscourt, 23 Main Street, Sword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7</text:p>
          </table:table-cell>
          <table:table-cell office:value-type="float" office:value="75915" table:style-name="ce1">
            <text:p>7591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44 Rossmore Lawns, Templeog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W</text:p>
          </table:table-cell>
          <table:table-cell office:value-type="float" office:value="5641" table:style-name="ce1">
            <text:p>564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Emmet Buildings Caretakers Head Quater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Bluebell Road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46" table:style-name="ce1">
            <text:p>4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YORK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27649" table:style-name="ce1">
            <text:p>276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Airside - Head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825584" table:style-name="ce1">
            <text:p>8255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ter Misericordiae University Hospital</text:p>
          </table:table-cell>
          <table:table-cell office:value-type="string" table:style-name="ce1">
            <text:p>Mater Accounts payable Plaza, Sword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8671" table:style-name="ce1">
            <text:p>86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aint Olivers Par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Pearse Stree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53" table:style-name="ce1">
            <text:p>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PUBLIC CONVENIENCE, QUAY STREET, BALBRIGGAN, CO. Dub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58" table:style-name="ce1">
            <text:p>1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ducampus Services</text:p>
          </table:table-cell>
          <table:table-cell office:value-type="string" table:style-name="ce1">
            <text:p>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3444" table:style-name="ce1">
            <text:p>344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ST PETERS CHURCH, BALROTHERY, BALBRIGGAN, CO. 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ristian Brothers College Monkstown Park</text:p>
          </table:table-cell>
          <table:table-cell office:value-type="string" table:style-name="ce1">
            <text:p>CBC Monkstown Park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54800" table:style-name="ce1">
            <text:p>1548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The 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8088" table:style-name="ce1">
            <text:p>80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GARDE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3748" table:style-name="ce1">
            <text:p>374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â€“ Child &amp; Family Services</text:p>
          </table:table-cell>
          <table:table-cell office:value-type="string" table:style-name="ce1">
            <text:p>Blanchardstow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5</text:p>
          </table:table-cell>
          <table:table-cell office:value-type="float" office:value="18203" table:style-name="ce1">
            <text:p>182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LINIC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4977" table:style-name="ce1">
            <text:p>49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Clondalkin SWLO,9th Lock Road,Clondalkin, Dublin 22.V3355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LAS</text:p>
          </table:table-cell>
          <table:table-cell office:value-type="string" table:style-name="ce1">
            <text:p>Floors 2-5, Block 1, Castleforbes House, Castleforbes Road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743601" table:style-name="ce1">
            <text:p>7436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RU</text:p>
          </table:table-cell>
          <table:table-cell office:value-type="string" table:style-name="ce1">
            <text:p>Joyce House, Lombards St East, Dublin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3212" table:style-name="ce1">
            <text:p>1321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urts Service</text:p>
          </table:table-cell>
          <table:table-cell office:value-type="string" table:style-name="ce1">
            <text:p>Kilmainham Courthouse, Inchicore Roa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GRANGE PARK GROV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4178" table:style-name="ce1">
            <text:p>417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60 Patrick Street D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Foreign Affairs &amp; Trade</text:p>
          </table:table-cell>
          <table:table-cell office:value-type="string" table:style-name="ce1">
            <text:p>69/71 Saint Stephens Green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LOCHAR LORETO N S</text:p>
          </table:table-cell>
          <table:table-cell office:value-type="string" table:style-name="ce1">
            <text:p>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4</text:p>
          </table:table-cell>
          <table:table-cell office:value-type="float" office:value="70230" table:style-name="ce1">
            <text:p>702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Ballyfermot Intreo Centre, Rossmore Avenue, Ballyfermot, Dublin 10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0</text:p>
          </table:table-cell>
          <table:table-cell office:value-type="float" office:value="111378" table:style-name="ce1">
            <text:p>11137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SWORDS UNIT 1 <text:s text:c="2"/>MAINSCOURT MAIN STREET N/A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Belgrove, Unit 32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55473" table:style-name="ce1">
            <text:p>554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Post</text:p>
          </table:table-cell>
          <table:table-cell office:value-type="string" table:style-name="ce1">
            <text:p>GPO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2233391" table:style-name="ce1">
            <text:p>223339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Human Rights &amp; Equality Commission</text:p>
          </table:table-cell>
          <table:table-cell office:value-type="string" table:style-name="ce1">
            <text:p>Ground Floor, 16 -22 Green S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office:value-type="float" office:value="55386" table:style-name="ce1">
            <text:p>5538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FIRST FLOOR, HARCOURT CENTRE, CHARLOTTE WAY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MALAHIDE CASTLE BOILER HOUSE/PACKING SHE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20025" table:style-name="ce1">
            <text:p>12002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gital Hub Development Agency</text:p>
          </table:table-cell>
          <table:table-cell office:value-type="string" table:style-name="ce1">
            <text:p>Thomas Cou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1708" table:style-name="ce1">
            <text:p>217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City Centre Campus (NEC)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Oriel Street Upper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11472" table:style-name="ce1">
            <text:p>114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Bus</text:p>
          </table:table-cell>
          <table:table-cell office:value-type="string" table:style-name="ce1">
            <text:p>Summerhill Bus Depo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369674" table:style-name="ce1">
            <text:p>3696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DDLETB Head Office 1st Floor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4</text:p>
          </table:table-cell>
          <table:table-cell office:value-type="float" office:value="41528" table:style-name="ce1">
            <text:p>415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Communications, Climate Action &amp; Environment</text:p>
          </table:table-cell>
          <table:table-cell office:value-type="string" table:style-name="ce1">
            <text:p>GSI CarmanhallRd, Sandtfor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8</text:p>
          </table:table-cell>
          <table:table-cell office:value-type="float" office:value="1647" table:style-name="ce1">
            <text:p>164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s Networks Ireland</text:p>
          </table:table-cell>
          <table:table-cell office:value-type="string" table:style-name="ce1">
            <text:p>GNI-Networks Services Centre (NSC)-Office, (53.405859, -6.301716), St.Margarets Road, Finglas,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938813" table:style-name="ce1">
            <text:p>9388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ssumption Senior Girls NS</text:p>
          </table:table-cell>
          <table:table-cell office:value-type="string" table:style-name="ce1">
            <text:p>Assumption Primary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71721" table:style-name="ce1">
            <text:p>717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LOUGHLINSTOWN (CANTEEN) 164A CYPRESS COUR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8</text:p>
          </table:table-cell>
          <table:table-cell office:value-type="float" office:value="10693" table:style-name="ce1">
            <text:p>106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Aviation Authority</text:p>
          </table:table-cell>
          <table:table-cell office:value-type="string" table:style-name="ce1">
            <text:p>Radio Station Rolestown Wes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0800" table:style-name="ce1">
            <text:p>108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nterprise Ireland</text:p>
          </table:table-cell>
          <table:table-cell office:value-type="string" table:style-name="ce1">
            <text:p>East Point Business Park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3</text:p>
          </table:table-cell>
          <table:table-cell office:value-type="float" office:value="1237722" table:style-name="ce1">
            <text:p>123772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2 Fitzwilliam Pla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33522" table:style-name="ce1">
            <text:p>3352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SAI</text:p>
          </table:table-cell>
          <table:table-cell office:value-type="string" table:style-name="ce1">
            <text:p>1 Swift Square, Northwood, Santry.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376440" table:style-name="ce1">
            <text:p>3764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Killester CFE, Collins Avenue East, Killest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91141" table:style-name="ce1">
            <text:p>9114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Glasnev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13430" table:style-name="ce1">
            <text:p>134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MEADOWBROOK, Ballinteer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6</text:p>
          </table:table-cell>
          <table:table-cell office:value-type="float" office:value="489903" table:style-name="ce1">
            <text:p>4899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70 GRAFTON STREET <text:s/>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32761.53" table:style-name="ce1">
            <text:p>32761.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Phoenix House 6/9 Leinster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255643" table:style-name="ce1">
            <text:p>2556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eneavin De La Salle Colleg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1</text:p>
          </table:table-cell>
          <table:table-cell office:value-type="float" office:value="182050" table:style-name="ce1">
            <text:p>1820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BS James Street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42530" table:style-name="ce1">
            <text:p>425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Cintra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3502" table:style-name="ce1">
            <text:p>235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Sandyford Unit 33 - Head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8</text:p>
          </table:table-cell>
          <table:table-cell office:value-type="float" office:value="390010" table:style-name="ce1">
            <text:p>39001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EITHNES SENIOR G N S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27779" table:style-name="ce1">
            <text:p>2777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ALLYFERMOT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0</text:p>
          </table:table-cell>
          <table:table-cell office:value-type="float" office:value="1259" table:style-name="ce1">
            <text:p>12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al Aid Board</text:p>
          </table:table-cell>
          <table:table-cell office:value-type="string" table:style-name="ce1">
            <text:p>Gardiner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L/L BLOCK 2, HARBOUR SQUARE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76573" table:style-name="ce1">
            <text:p>765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ALLYBRACK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71877" table:style-name="ce1">
            <text:p>718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3 Hillcrest, Templeog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W</text:p>
          </table:table-cell>
          <table:table-cell office:value-type="float" office:value="15617" table:style-name="ce1">
            <text:p>1561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 Commissioners</text:p>
          </table:table-cell>
          <table:table-cell office:value-type="string" table:style-name="ce1">
            <text:p>Floors 1-6, Landsdowne House, Landsdowne R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40483.24" table:style-name="ce1">
            <text:p>140483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exandra College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576651" table:style-name="ce1">
            <text:p>5766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ASINO PARK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3137" table:style-name="ce1">
            <text:p>31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Copperbeech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10230" table:style-name="ce1">
            <text:p>102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Garda Station, Griffith Avenue, Whitehal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al Aid Board</text:p>
          </table:table-cell>
          <table:table-cell office:value-type="string" table:style-name="ce1">
            <text:p>9 Lower Ormond Quay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QUAY BOYS N S</text:p>
          </table:table-cell>
          <table:table-cell office:value-type="string" table:style-name="ce1">
            <text:p>School Building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binteely Community School</text:p>
          </table:table-cell>
          <table:table-cell office:value-type="string" table:style-name="ce1">
            <text:p>Plant Room in E Building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78200" table:style-name="ce1">
            <text:p>1782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Book Repository Santry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266167" table:style-name="ce1">
            <text:p>2661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rumcondra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11395" table:style-name="ce1">
            <text:p>1139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Bus</text:p>
          </table:table-cell>
          <table:table-cell office:value-type="string" table:style-name="ce1">
            <text:p>Earl Place - Canteen &amp; Office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282498.40000000002" table:style-name="ce1">
            <text:p>282498.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olphin House &amp; Park Communit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Office 3 D Laoir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58151" table:style-name="ce1">
            <text:p>581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WATER METERING KIOSK <text:s/>OUTSIDE WALL OF FORT WILLIAM <text:s/>MOUNT MERRION AVEN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Dorney Court, Shankil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127" table:style-name="ce1">
            <text:p>11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63021" table:style-name="ce1">
            <text:p>630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Health</text:p>
          </table:table-cell>
          <table:table-cell office:value-type="string" table:style-name="ce1">
            <text:p>Hawkins Hou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619327" table:style-name="ce1">
            <text:p>6193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Central Park Block H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8</text:p>
          </table:table-cell>
          <table:table-cell office:value-type="float" office:value="577200" table:style-name="ce1">
            <text:p>5772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renure College</text:p>
          </table:table-cell>
          <table:table-cell office:value-type="string" table:style-name="ce1">
            <text:p>Out Buildings etc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W</text:p>
          </table:table-cell>
          <table:table-cell office:value-type="float" office:value="1083" table:style-name="ce1">
            <text:p>108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Human Rights &amp; Equality Commission</text:p>
          </table:table-cell>
          <table:table-cell office:value-type="string" table:style-name="ce1">
            <text:p>Third Floor, 16 - 22 Green S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office:value-type="float" office:value="45709" table:style-name="ce1">
            <text:p>4570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 Commissioners</text:p>
          </table:table-cell>
          <table:table-cell office:value-type="string" table:style-name="ce1">
            <text:p>Promenade Rd, Dublin Po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3</text:p>
          </table:table-cell>
          <table:table-cell office:value-type="float" office:value="435097" table:style-name="ce1">
            <text:p>43509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untary Health Insurance Board</text:p>
          </table:table-cell>
          <table:table-cell office:value-type="string" table:style-name="ce1">
            <text:p>2 Waverly Business Park, Old Naas Roa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2</text:p>
          </table:table-cell>
          <table:table-cell office:value-type="float" office:value="41902" table:style-name="ce1">
            <text:p>419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14 Mount Street Upp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untary Health Insurance Board</text:p>
          </table:table-cell>
          <table:table-cell office:value-type="string" table:style-name="ce1">
            <text:p>Vhi Swiftcare Airside, Columba House, Airside Retail park, Co.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19450" table:style-name="ce1">
            <text:p>1194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HURCH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6549" table:style-name="ce1">
            <text:p>65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4th floor, Swift Square, Santr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2273.04" table:style-name="ce1">
            <text:p>2273.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52/55 Sir John Rogersons Quay Dublin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ARDGILLAN CASTLE, ARDGILLAN, BALBRIGGAN, CO. Dub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3137" table:style-name="ce1">
            <text:p>31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aff Residence, St Helenas, Finglas, Dublin 11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ASINO PARK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3969" table:style-name="ce1">
            <text:p>39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Clondalk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2</text:p>
          </table:table-cell>
          <table:table-cell office:value-type="float" office:value="308" table:style-name="ce1">
            <text:p>3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JOHN STREET WEST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ission for the Regulation of Utilities</text:p>
          </table:table-cell>
          <table:table-cell office:value-type="string" table:style-name="ce1">
            <text:p>Building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4</text:p>
          </table:table-cell>
          <table:table-cell office:value-type="float" office:value="57450" table:style-name="ce1">
            <text:p>574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BLACKROCK PARK TOILET <text:s/>ROCK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774" table:style-name="ce1">
            <text:p>7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OSTE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22819" table:style-name="ce1">
            <text:p>2281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OLD Ireland</text:p>
          </table:table-cell>
          <table:table-cell office:value-type="string" table:style-name="ce1">
            <text:p>St Canice's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154030.26" table:style-name="ce1">
            <text:p>154030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habGroup</text:p>
          </table:table-cell>
          <table:table-cell office:value-type="string" table:style-name="ce1">
            <text:p>R.C Westland Squa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</text:p>
          </table:table-cell>
          <table:table-cell office:value-type="float" office:value="39111" table:style-name="ce1">
            <text:p>3911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. Brigids Hom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522760" table:style-name="ce1">
            <text:p>52276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irGrid Plc</text:p>
          </table:table-cell>
          <table:table-cell office:value-type="string" table:style-name="ce1">
            <text:p>EirGrid Brooklawn Hse - 4th Floor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66120" table:style-name="ce1">
            <text:p>1661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antiarna Na MBuanna Girls</text:p>
          </table:table-cell>
          <table:table-cell office:value-type="string" table:style-name="ce1">
            <text:p>Ballymun Roa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23071.29" table:style-name="ce1">
            <text:p>23071.2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nterprise Ireland</text:p>
          </table:table-cell>
          <table:table-cell office:value-type="string" table:style-name="ce1">
            <text:p>New Building Ballymun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UNRATTY DRIV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7</text:p>
          </table:table-cell>
          <table:table-cell office:value-type="float" office:value="5334" table:style-name="ce1">
            <text:p>53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stitute of Public Administration</text:p>
          </table:table-cell>
          <table:table-cell office:value-type="string" table:style-name="ce1">
            <text:p>57-61 Lansdowne R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office:value-type="float" office:value="170459" table:style-name="ce1">
            <text:p>1704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Clareville Cour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39299" table:style-name="ce1">
            <text:p>392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Father Kitt Court Community Hall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16988" table:style-name="ce1">
            <text:p>169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Mount Dillon Court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5</text:p>
          </table:table-cell>
          <table:table-cell office:value-type="float" office:value="530" table:style-name="ce1">
            <text:p>5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Cois Cairn, Community Centre, Bra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4469" table:style-name="ce1">
            <text:p>44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James Stree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ROCHESTOWN HOUSE MAIN BLOCK CANTEE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School of Nursing, D'Olier S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259413" table:style-name="ce1">
            <text:p>2594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Garden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66581" table:style-name="ce1">
            <text:p>665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Fleet Street,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ROGERSTOWN QUAY GPNSBS09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08" table:style-name="ce1">
            <text:p>2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St Josephs, Clonsilla, Unit 2, Dementi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87169" table:style-name="ce1">
            <text:p>871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Palace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47401" table:style-name="ce1">
            <text:p>474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ANNES MXD N S</text:p>
          </table:table-cell>
          <table:table-cell office:value-type="string" table:style-name="ce1">
            <text:p>Shanki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8</text:p>
          </table:table-cell>
          <table:table-cell office:value-type="float" office:value="44600" table:style-name="ce1">
            <text:p>446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berstown Education Centre</text:p>
          </table:table-cell>
          <table:table-cell office:value-type="string" table:style-name="ce1">
            <text:p>Oberstown Campus OB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Grange Castle 110kV, Nangor Road, Dublin 22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773" table:style-name="ce1">
            <text:p>7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smini Community School</text:p>
          </table:table-cell>
          <table:table-cell office:value-type="string" table:style-name="ce1">
            <text:p>Rosmini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10280" table:style-name="ce1">
            <text:p>1028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habGroup</text:p>
          </table:table-cell>
          <table:table-cell office:value-type="string" table:style-name="ce1">
            <text:p>BASE Mulhuddar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5</text:p>
          </table:table-cell>
          <table:table-cell office:value-type="float" office:value="12435" table:style-name="ce1">
            <text:p>124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Adamstown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64640" table:style-name="ce1">
            <text:p>1646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ntral Bank of Ireland</text:p>
          </table:table-cell>
          <table:table-cell office:value-type="string" table:style-name="ce1">
            <text:p>Iveagh Court Car Par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ominick Street Lower Youth &amp;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19030" table:style-name="ce1">
            <text:p>190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GABRIELS NS</text:p>
          </table:table-cell>
          <table:table-cell office:value-type="string" table:style-name="ce1">
            <text:p>Under Stairs Ground Floo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0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DRESSING SHELTER <text:s/>SAINT PATRICKS PARK, Monkstow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9434" table:style-name="ce1">
            <text:p>94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ESO Dublin - Swords V474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OLD GLENABBEY OFFICE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4</text:p>
          </table:table-cell>
          <table:table-cell office:value-type="float" office:value="39601" table:style-name="ce1">
            <text:p>396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Corduff 220kV St, Ballycoo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02293" table:style-name="ce1">
            <text:p>2022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LUSK C C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99899" table:style-name="ce1">
            <text:p>1998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LAREMONT PUBLIC CONVENIENCE STRAND ROAD GPBSE09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number-rows-repeated="1048375" table:style-name="ro2">
          <table:table-cell table:number-columns-repeated="16384"/>
        </table:table-row>
      </table:table>
      <table:table table:name="GPRN_dat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3">
            <text:p>Consumption Category</text:p>
          </table:table-cell>
          <table:table-cell office:value-type="string" table:style-name="ce2">
            <text:p>County</text:p>
          </table:table-cell>
          <table:table-cell office:value-type="string" table:style-name="ce3">
            <text:p>Attributable Total Final Consumption (kWh)</text:p>
          </table:table-cell>
          <table:table-cell office:value-type="string" table:style-name="ce2">
            <text:p>Yea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College of Surgeons in Ireland</text:p>
          </table:table-cell>
          <table:table-cell office:value-type="string" table:style-name="ce1">
            <text:p>Millin Hous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172817.79" table:style-name="ce1">
            <text:p>172817.7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 N PEADAR AGUS POL N</text:p>
          </table:table-cell>
          <table:table-cell office:value-type="string" table:style-name="ce1">
            <text:p>Peter<text:s/>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4395.54" table:style-name="ce1">
            <text:p>44395.5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uth Dublin County Council</text:p>
          </table:table-cell>
          <table:table-cell office:value-type="string" table:style-name="ce1">
            <text:p>Jobstown Depot, Blessington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12765.1" table:style-name="ce1">
            <text:p>12765.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RIST THE KING SCHOOLS</text:p>
          </table:table-cell>
          <table:table-cell office:value-type="string" table:style-name="ce1">
            <text:p>Christ the King Boys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220169.18" table:style-name="ce1">
            <text:p>220169.1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gital Hub Development Agency</text:p>
          </table:table-cell>
          <table:table-cell office:value-type="string" table:style-name="ce1">
            <text:p>Thomas Cou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69218.58" table:style-name="ce1">
            <text:p>69218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NO 2 HARBOUR SQUARE LIBRARY HQ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 Brendans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6080837.5099999998" table:style-name="ce1">
            <text:p>6080837.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Kilmainham West, 72/100 Inchicore Road, Dublin 8.V4033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329850.58" table:style-name="ce1">
            <text:p>329850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spital</text:p>
          </table:table-cell>
          <table:table-cell office:value-type="string" table:style-name="ce1">
            <text:p>9 Charlemont Ave.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Cambridge Cour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10044.67" table:style-name="ce1">
            <text:p>10044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Baldoyl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Rehabilitation Hospital</text:p>
          </table:table-cell>
          <table:table-cell office:value-type="string" table:style-name="ce1">
            <text:p>National rehabilitation hospital main gas suppl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456619.05" table:style-name="ce1">
            <text:p>1456619.0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St Mac Daras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W</text:p>
          </table:table-cell>
          <table:table-cell office:value-type="float" office:value="44236.79" table:style-name="ce1">
            <text:p>44236.7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Donaghmed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College of Further Ed Stillorga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31851.65" table:style-name="ce1">
            <text:p>131851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Lismeen Grove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ealth Centre, Main Street, Howth, County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25474.28" table:style-name="ce1">
            <text:p>25474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Flight Kitche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Botanic Gardens, Dartry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312820.82" table:style-name="ce1">
            <text:p>312820.8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uth Dublin County Council</text:p>
          </table:table-cell>
          <table:table-cell office:value-type="string" table:style-name="ce1">
            <text:p>Newcastle Road, Newcastl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4129.83" table:style-name="ce1">
            <text:p>14129.8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Disability Authority</text:p>
          </table:table-cell>
          <table:table-cell office:value-type="string" table:style-name="ce1">
            <text:p>National Disability Authorit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88821.21" table:style-name="ce1">
            <text:p>188821.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ristian Brothers, Synge St</text:p>
          </table:table-cell>
          <table:table-cell office:value-type="string" table:style-name="ce1">
            <text:p>Synge St CB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James's Hospital</text:p>
          </table:table-cell>
          <table:table-cell office:value-type="string" table:style-name="ce1">
            <text:p>Church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Loughlinstown Leisure Centre (2)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735133.61" table:style-name="ce1">
            <text:p>735133.6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Deanwood <text:s/>House, 5 Ballymun Road, Glasnevin, Dublin 9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166392.84" table:style-name="ce1">
            <text:p>166392.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laiste Iosagain</text:p>
          </table:table-cell>
          <table:table-cell office:value-type="string" table:style-name="ce1">
            <text:p>Colaiste Iosaga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338669.43" table:style-name="ce1">
            <text:p>338669.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Finglas Women's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017419.02" table:style-name="ce1">
            <text:p>1017419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allaght University Hospital</text:p>
          </table:table-cell>
          <table:table-cell office:value-type="string" table:style-name="ce1">
            <text:p>Tallaght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14716455.77" table:style-name="ce1">
            <text:p>14716455.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153 North Circular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7</text:p>
          </table:table-cell>
          <table:table-cell office:value-type="float" office:value="178918.92" table:style-name="ce1">
            <text:p>178918.9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BLOCK J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3940.880000000001" table:style-name="ce1">
            <text:p>23940.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Defence</text:p>
          </table:table-cell>
          <table:table-cell office:value-type="string" table:style-name="ce1">
            <text:p>Clonmel Pla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GABRIELS N S</text:p>
          </table:table-cell>
          <table:table-cell office:value-type="string" table:style-name="ce1">
            <text:p>Downstair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2638.24" table:style-name="ce1">
            <text:p>152638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Dominic's College</text:p>
          </table:table-cell>
          <table:table-cell office:value-type="string" table:style-name="ce1">
            <text:p>Cabra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79901.71" table:style-name="ce1">
            <text:p>157990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St. Finian's Sports Centr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9492.74" table:style-name="ce1">
            <text:p>49492.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oreto College Crumlin Road</text:p>
          </table:table-cell>
          <table:table-cell office:value-type="string" table:style-name="ce1">
            <text:p>Loreto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2</text:p>
          </table:table-cell>
          <table:table-cell office:value-type="float" office:value="21991.66" table:style-name="ce1">
            <text:p>21991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2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UCAN EDUCATE TOGETHER NS</text:p>
          </table:table-cell>
          <table:table-cell office:value-type="string" table:style-name="ce1">
            <text:p>Lucan Educate Together National School, Unit 200 Willsbrook, Lucan, County 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55407.38" table:style-name="ce1">
            <text:p>155407.3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DIT Main Building Cathal Brugha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</text:p>
          </table:table-cell>
          <table:table-cell office:value-type="float" office:value="656115.69999999995" table:style-name="ce1">
            <text:p>656115.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Prison Service</text:p>
          </table:table-cell>
          <table:table-cell office:value-type="string" table:style-name="ce1">
            <text:p>Phisborough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office:value-type="float" office:value="239648.77" table:style-name="ce1">
            <text:p>239648.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eaumont Hospital</text:p>
          </table:table-cell>
          <table:table-cell office:value-type="string" table:style-name="ce1">
            <text:p>St Josephs Rahen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1371631.71" table:style-name="ce1">
            <text:p>137163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Killester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DCP-24 Garden Ca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Biomedical Sciences Institute, Pearse Street. Boiler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5176339.87" table:style-name="ce1">
            <text:p>5176339.8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66 Newbrook Avenue, Donaghmede, Dublin 13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3</text:p>
          </table:table-cell>
          <table:table-cell office:value-type="float" office:value="27857.37" table:style-name="ce1">
            <text:p>27857.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irGrid Plc</text:p>
          </table:table-cell>
          <table:table-cell office:value-type="string" table:style-name="ce1">
            <text:p>EirGrid Brooklawn House - Landlord Ga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71990.02" table:style-name="ce1">
            <text:p>71990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University</text:p>
          </table:table-cell>
          <table:table-cell office:value-type="string" table:style-name="ce1">
            <text:p>DCU Alpha Innovation Campus (IH)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441576.81" table:style-name="ce1">
            <text:p>441576.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Gardiners Lodge 40 Bride Street Dublin 8 Dublin City DB I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39502.19" table:style-name="ce1">
            <text:p>39502.1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University</text:p>
          </table:table-cell>
          <table:table-cell office:value-type="string" table:style-name="ce1">
            <text:p>DCU University Sports Campu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321301.42" table:style-name="ce1">
            <text:p>321301.4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pagh National Orthopaedic Hospital</text:p>
          </table:table-cell>
          <table:table-cell office:value-type="string" table:style-name="ce1">
            <text:p>Main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3594320.27" table:style-name="ce1">
            <text:p>3594320.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6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68680.990000000005" table:style-name="ce1">
            <text:p>68680.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Vincents Secondary School Glasnevin</text:p>
          </table:table-cell>
          <table:table-cell office:value-type="string" table:style-name="ce1">
            <text:p>Main office and 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1</text:p>
          </table:table-cell>
          <table:table-cell office:value-type="float" office:value="146662.49" table:style-name="ce1">
            <text:p>146662.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stitute of Public Administration</text:p>
          </table:table-cell>
          <table:table-cell office:value-type="string" table:style-name="ce1">
            <text:p>House 61 - The Lodg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42351.61" table:style-name="ce1">
            <text:p>42351.6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 N CHOLMCILLE C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205686.67" table:style-name="ce1">
            <text:p>205686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Family School for the Deaf</text:p>
          </table:table-cell>
          <table:table-cell office:value-type="string" table:style-name="ce1">
            <text:p>Ratoath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79901.71" table:style-name="ce1">
            <text:p>157990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KEVIN ST GARDA STATION 41 KEVIN STREET UPPER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638.35" table:style-name="ce1">
            <text:p>2638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Child National School</text:p>
          </table:table-cell>
          <table:table-cell office:value-type="string" table:style-name="ce1">
            <text:p>Larkhill Road, Whiteha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206797.93" table:style-name="ce1">
            <text:p>206797.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NO 1 <text:s/>HARBOUR VIEW CROFTON ROA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12315.24" table:style-name="ce1">
            <text:p>112315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UR LADY OF CONSOLATION NS</text:p>
          </table:table-cell>
          <table:table-cell office:value-type="string" table:style-name="ce1">
            <text:p>Our Lady of Consolation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227880.38" table:style-name="ce1">
            <text:p>227880.3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2 Clare Street Mews, D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39642.9" table:style-name="ce1">
            <text:p>39642.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nable Ireland Sandymount School</text:p>
          </table:table-cell>
          <table:table-cell office:value-type="string" table:style-name="ce1">
            <text:p>Basemen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Roebuck Castl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office:value-type="float" office:value="783176.83" table:style-name="ce1">
            <text:p>783176.8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Baldoyl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Defence</text:p>
          </table:table-cell>
          <table:table-cell office:value-type="string" table:style-name="ce1">
            <text:p>Phoenix Hse Training Ratra H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he Mansion House, Caretakers Fla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229.43" table:style-name="ce1">
            <text:p>1229.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words Fire Stati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24142.26" table:style-name="ce1">
            <text:p>124142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The CSSD Unit D7, Eccles Street, Phibsborough,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Josephs CBS Secondary School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3</text:p>
          </table:table-cell>
          <table:table-cell office:value-type="float" office:value="146333.26" table:style-name="ce1">
            <text:p>146333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Greenhills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2</text:p>
          </table:table-cell>
          <table:table-cell office:value-type="float" office:value="433137.69" table:style-name="ce1">
            <text:p>433137.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Treasury Management Agency</text:p>
          </table:table-cell>
          <table:table-cell office:value-type="string" table:style-name="ce1">
            <text:p>Treasury Building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783862.58" table:style-name="ce1">
            <text:p>783862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Unit 9 (Academic), TTEC, D 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11696.23" table:style-name="ce1">
            <text:p>11696.2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Blanchardstown SWLO,Westend Retail Pk, Snugborough Rd, Dublin 15. V3420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44537.06" table:style-name="ce1">
            <text:p>44537.0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Newman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Unit E3 Station Road, Crag Avenue, Clondalkin, Dublin 22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165A Parnell Street, Dublin 01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Markievicz Leisure Center Swimming Pool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602901.31000000006" table:style-name="ce1">
            <text:p>602901.3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Goatstow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Cheeverstown House, Kilvare,Templeogu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6W</text:p>
          </table:table-cell>
          <table:table-cell office:value-type="float" office:value="221498.73" table:style-name="ce1">
            <text:p>221498.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Broomhill Ind Est, 44 Broomhill Close, Tallaght, Dublin 24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56136.87" table:style-name="ce1">
            <text:p>56136.8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BRIGIDS N S MERVILLE <text:s/>RD</text:p>
          </table:table-cell>
          <table:table-cell office:value-type="string" table:style-name="ce1">
            <text:p>Stillorga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7140.32" table:style-name="ce1">
            <text:p>47140.3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TERENURE ROAD WEST DUBLIN 6W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232732.24" table:style-name="ce1">
            <text:p>232732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1 Grangegorman Villas, Grangegorman, Dublin 7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ldren's Health Ireland (CHI) at Crumlin</text:p>
          </table:table-cell>
          <table:table-cell office:value-type="string" table:style-name="ce1">
            <text:p>Pathology <text:s/>Building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2</text:p>
          </table:table-cell>
          <table:table-cell office:value-type="float" office:value="59.53" table:style-name="ce1">
            <text:p>59.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ter Misericordiae University Hospital</text:p>
          </table:table-cell>
          <table:table-cell office:value-type="string" table:style-name="ce1">
            <text:p>Mater Hospital, Accounts Payable, Eccles Street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Kishoge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360963.26" table:style-name="ce1">
            <text:p>360963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he Irish Museum of Modern Art</text:p>
          </table:table-cell>
          <table:table-cell office:value-type="string" table:style-name="ce1">
            <text:p>MUSEUM BUILDING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43841.71" table:style-name="ce1">
            <text:p>4384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MOUNTTOWN COMMUNITY CENTRE, Meadowlands Avenue, Dun Laoghai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80473.73" table:style-name="ce1">
            <text:p>80473.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Spirit Junior Primary School</text:p>
          </table:table-cell>
          <table:table-cell office:value-type="string" table:style-name="ce1">
            <text:p>Holy Spirit Junior Primary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2</text:p>
          </table:table-cell>
          <table:table-cell office:value-type="float" office:value="118945.84" table:style-name="ce1">
            <text:p>118945.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oreto High Schoo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4</text:p>
          </table:table-cell>
          <table:table-cell office:value-type="float" office:value="133668.28" table:style-name="ce1">
            <text:p>133668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Kildart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37540.339999999997" table:style-name="ce1">
            <text:p>37540.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ealth Centre, Main Street, Lusk, County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7019.84" table:style-name="ce1">
            <text:p>17019.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Cheevesrtown House,Kilvare, Templeogu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6W</text:p>
          </table:table-cell>
          <table:table-cell office:value-type="float" office:value="1593541.75" table:style-name="ce1">
            <text:p>1593541.7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ducation &amp; Skills</text:p>
          </table:table-cell>
          <table:table-cell office:value-type="string" table:style-name="ce1">
            <text:p>DES, House 28, Marlborough Street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90411.07" table:style-name="ce1">
            <text:p>90411.0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South Dublin Adult Ed 3 Quinns Rd Shanki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Osprey House, Lwr Grand Canal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Finglas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45639.4" table:style-name="ce1">
            <text:p>45639.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Goldsmith Ha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945548.56" table:style-name="ce1">
            <text:p>945548.5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om Kelly Hous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</text:p>
          </table:table-cell>
          <table:table-cell office:value-type="float" office:value="1628.11" table:style-name="ce1">
            <text:p>1628.1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Skerrie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7344.560000000001" table:style-name="ce1">
            <text:p>17344.5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untary Health Insurance Board</text:p>
          </table:table-cell>
          <table:table-cell office:value-type="string" table:style-name="ce1">
            <text:p>VHI House, Abbey Street Lower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556441.09" table:style-name="ce1">
            <text:p>556441.0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Vincent's Hospital Fairview</text:p>
          </table:table-cell>
          <table:table-cell office:value-type="string" table:style-name="ce1">
            <text:p>Substance Abuse Gatelodg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23082.18" table:style-name="ce1">
            <text:p>23082.1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rvia (Business Services)</text:p>
          </table:table-cell>
          <table:table-cell office:value-type="string" table:style-name="ce1">
            <text:p>Donmoy House - Fingla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unt Anville Primary School</text:p>
          </table:table-cell>
          <table:table-cell office:value-type="string" table:style-name="ce1">
            <text:p>Mt Anville P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98992.02" table:style-name="ce1">
            <text:p>198992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Culture, Heritage &amp; the Gaeltacht</text:p>
          </table:table-cell>
          <table:table-cell office:value-type="string" table:style-name="ce1">
            <text:p>23 Kildare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0668.51" table:style-name="ce1">
            <text:p>10668.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ichaels College Ailesbury Road 60561G</text:p>
          </table:table-cell>
          <table:table-cell office:value-type="string" table:style-name="ce1">
            <text:p>Ailesbury Roa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19 Monalea Wood Firhouse,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80124.66" table:style-name="ce1">
            <text:p>80124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ealth Centre, 150 Cromcastle Road, Coolock, Dublin 5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Unit 9 (Academic Landlord), TTEC, D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19751.09" table:style-name="ce1">
            <text:p>19751.0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Clondalkin Intreo, Ninth Lock Rd., Clondalk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2</text:p>
          </table:table-cell>
          <table:table-cell office:value-type="float" office:value="158610.39000000001" table:style-name="ce1">
            <text:p>158610.3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Dublin Airport Centra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Hangar 1 - GNIB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RYSFORT NS</text:p>
          </table:table-cell>
          <table:table-cell office:value-type="string" table:style-name="ce1">
            <text:p>Carysfort 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0273.4" table:style-name="ce1">
            <text:p>40273.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 Clares Home, 503A Griffith Avenue Ext, Griffith Ave, Dublin 9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647979.66" table:style-name="ce1">
            <text:p>647979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Carmichael House, 9 Morning Star Avenue, Grangegorman, Dublin 7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7</text:p>
          </table:table-cell>
          <table:table-cell office:value-type="float" office:value="136850.54" table:style-name="ce1">
            <text:p>136850.5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 N SAN VINSEANN CAILIN</text:p>
          </table:table-cell>
          <table:table-cell office:value-type="string" table:style-name="ce1">
            <text:p>Boys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</text:p>
          </table:table-cell>
          <table:table-cell office:value-type="float" office:value="136825.28" table:style-name="ce1">
            <text:p>136825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Pavilion, Swords Road, Whiteha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11566.35" table:style-name="ce1">
            <text:p>11566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G P Health Centre, Brookfield Road, Tallaght, Dublin 24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56708.74" table:style-name="ce1">
            <text:p>56708.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IT TrainingParnell Square,Dublin 1.V289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LAS</text:p>
          </table:table-cell>
          <table:table-cell office:value-type="string" table:style-name="ce1">
            <text:p>SOLAS (formerly F?S) Training Centre, Ballyfermot Hill, Kylemore Road, Ballyfermot, Dublin 10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 Commissioners</text:p>
          </table:table-cell>
          <table:table-cell office:value-type="string" table:style-name="ce1">
            <text:p>Furry Park, <text:s/>Santr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295544.81" table:style-name="ce1">
            <text:p>295544.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arys Secondary School Brookwood Meadow</text:p>
          </table:table-cell>
          <table:table-cell office:value-type="string" table:style-name="ce1">
            <text:p>Prep Room - Room 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389.66" table:style-name="ce1">
            <text:p>389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Prison Service</text:p>
          </table:table-cell>
          <table:table-cell office:value-type="string" table:style-name="ce1">
            <text:p>44 Arbour Hill, Arbour Hill,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347058.93" table:style-name="ce1">
            <text:p>347058.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rda Inspectorate<text:s/></text:p>
          </table:table-cell>
          <table:table-cell office:value-type="string" table:style-name="ce1">
            <text:p>Basement Ap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8398.52" table:style-name="ce1">
            <text:p>8398.5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awthorns, Stillorgan Grove, Stillorgan, County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400563.77" table:style-name="ce1">
            <text:p>400563.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21333.200000000001" table:style-name="ce1">
            <text:p>21333.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Mellowes Road Civic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97437.65" table:style-name="ce1">
            <text:p>97437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â€“ Child &amp; Family Services</text:p>
          </table:table-cell>
          <table:table-cell office:value-type="string" table:style-name="ce1">
            <text:p>North William Street<text:s/>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22350.66" table:style-name="ce1">
            <text:p>22350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ducation &amp; Skills</text:p>
          </table:table-cell>
          <table:table-cell office:value-type="string" table:style-name="ce1">
            <text:p>ESBS, Floor 6, The Liberty Centre, Blanchardstown Retail Park, Dublin 15 D15YT2H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181189.28" table:style-name="ce1">
            <text:p>181189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owerstown Educate Together National School</text:p>
          </table:table-cell>
          <table:table-cell office:value-type="string" table:style-name="ce1">
            <text:p>Powerstown Educate Together 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he Irish Museum of Modern Art</text:p>
          </table:table-cell>
          <table:table-cell office:value-type="string" table:style-name="ce1">
            <text:p>MUSEUM BUILDING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2904268.62" table:style-name="ce1">
            <text:p>2904268.6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71 Kiltipper Drive,Aylesbu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Baggot Street Community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arks Community School</text:p>
          </table:table-cell>
          <table:table-cell office:value-type="string" table:style-name="ce1">
            <text:p>at science block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524396.64" table:style-name="ce1">
            <text:p>524396.6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Artan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dford Park School Ltd</text:p>
          </table:table-cell>
          <table:table-cell office:value-type="string" table:style-name="ce1">
            <text:p>RANELAGH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99537.5" table:style-name="ce1">
            <text:p>99537.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Phibsboro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Transport, Tourism &amp; Sport</text:p>
          </table:table-cell>
          <table:table-cell office:value-type="string" table:style-name="ce1">
            <text:p>25 Clare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204105.35" table:style-name="ce1">
            <text:p>204105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7 EDUCATE TOGETHER NS</text:p>
          </table:table-cell>
          <table:table-cell office:value-type="string" table:style-name="ce1">
            <text:p>Dublin 7 Educate Together 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 Institute of Art, Design &amp; Technology<text:s/></text:p>
          </table:table-cell>
          <table:table-cell office:value-type="string" table:style-name="ce1">
            <text:p>Media Cub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77636.039999999994" table:style-name="ce1">
            <text:p>77636.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ELSCOIL CHOLAISTE MHUIRE</text:p>
          </table:table-cell>
          <table:table-cell office:value-type="string" table:style-name="ce1">
            <text:p>yar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Glasnev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 Michaels Hospital, 99 Georges Street Lower, Dun Laoghaire, Co.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Lucan Road, Chapelizod, Dublin 20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0</text:p>
          </table:table-cell>
          <table:table-cell office:value-type="float" office:value="965396.17" table:style-name="ce1">
            <text:p>965396.1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DCP-16 Carpenters and Painter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College of Surgeons in Ireland</text:p>
          </table:table-cell>
          <table:table-cell office:value-type="string" table:style-name="ce1">
            <text:p>Ardilaun Block B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94414.81" table:style-name="ce1">
            <text:p>194414.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Rahen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ARKS JUNIOR N S</text:p>
          </table:table-cell>
          <table:table-cell office:value-type="string" table:style-name="ce1">
            <text:p>External to 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221596.14" table:style-name="ce1">
            <text:p>221596.1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Rehabilitation Hospital</text:p>
          </table:table-cell>
          <table:table-cell office:value-type="string" table:style-name="ce1">
            <text:p>Kitchen 1, Rochestown avenu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-1274.53" table:style-name="ce1">
            <text:p>-1274.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Patricks Cathedral G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Prison Service</text:p>
          </table:table-cell>
          <table:table-cell office:value-type="string" table:style-name="ce1">
            <text:p>Equality &amp; Law Reform, Arbour Hill, Arbour Hill,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148779.49" table:style-name="ce1">
            <text:p>148779.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CFE Dundrum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4</text:p>
          </table:table-cell>
          <table:table-cell office:value-type="float" office:value="69837.350000000006" table:style-name="ce1">
            <text:p>69837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26/29, Old Kilmainham, Kilmainham, Dublin 8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91366.29" table:style-name="ce1">
            <text:p>91366.2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Malahide Public Library, The Mall, Malahid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28980.59" table:style-name="ce1">
            <text:p>128980.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Raphaelas Secondary School</text:p>
          </table:table-cell>
          <table:table-cell office:value-type="string" table:style-name="ce1">
            <text:p>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289141.51" table:style-name="ce1">
            <text:p>289141.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SCHENGEN UNIT GARDA HQ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130010.67" table:style-name="ce1">
            <text:p>130010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Central Mental Hospital, 151 Dundrum Road, Dundrum, Dublin 14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4</text:p>
          </table:table-cell>
          <table:table-cell office:value-type="float" office:value="890466.13" table:style-name="ce1">
            <text:p>890466.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BOILER HOUSE GARDA DEPOT 11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89496.44" table:style-name="ce1">
            <text:p>89496.4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St Rosalies Centre, Convent Lane, Portmarnock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91773.32" table:style-name="ce1">
            <text:p>191773.3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Lorcan O'Toole Court Community Area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32993.360000000001" table:style-name="ce1">
            <text:p>32993.3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Garden Terrace T1X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Las Granada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390560.59" table:style-name="ce1">
            <text:p>390560.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rumcondra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39465.21" table:style-name="ce1">
            <text:p>39465.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3 Hillcrest,Templeog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W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Paul's CBS</text:p>
          </table:table-cell>
          <table:table-cell office:value-type="string" table:style-name="ce1">
            <text:p>St Paul's CB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79964.33" table:style-name="ce1">
            <text:p>179964.3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antr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GARDA SPORTS PAVILLION 11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rhouse Educate Together National School<text:s/>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91451.07" table:style-name="ce1">
            <text:p>91451.0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3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55725.56" table:style-name="ce1">
            <text:p>55725.5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Richmond Road, Fairview, Dublin 3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3</text:p>
          </table:table-cell>
          <table:table-cell office:value-type="float" office:value="2510799.98" table:style-name="ce1">
            <text:p>2510799.9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PAULS JUNIOR NATIONAL SCHOOL</text:p>
          </table:table-cell>
          <table:table-cell office:value-type="string" table:style-name="ce1">
            <text:p>Ayrfiel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3</text:p>
          </table:table-cell>
          <table:table-cell office:value-type="float" office:value="197473.06" table:style-name="ce1">
            <text:p>197473.0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18201.46" table:style-name="ce1">
            <text:p>18201.4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Ad Ed Mulgrav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NA MAIGHDINE MHUIRE BOY</text:p>
          </table:table-cell>
          <table:table-cell office:value-type="string" table:style-name="ce1">
            <text:p>Our Lady's Boys National School Ballinte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6</text:p>
          </table:table-cell>
          <table:table-cell office:value-type="float" office:value="110663.67" table:style-name="ce1">
            <text:p>110663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DIT Rathmines School of Music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353005.82" table:style-name="ce1">
            <text:p>353005.8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amount Hospital Newcastle</text:p>
          </table:table-cell>
          <table:table-cell office:value-type="string" table:style-name="ce1">
            <text:p>Peamount Hospita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739535.37" table:style-name="ce1">
            <text:p>739535.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ombe Women &amp; Infants University Hospital</text:p>
          </table:table-cell>
          <table:table-cell office:value-type="string" table:style-name="ce1">
            <text:p>Coombe Cafe Entranc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35319.61" table:style-name="ce1">
            <text:p>35319.6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UE Westland Park Willow, Nangor Road, Clondalkin, Dublin 2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Swift Square, Santr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well Educate Together National School</text:p>
          </table:table-cell>
          <table:table-cell office:value-type="string" table:style-name="ce1">
            <text:p>Holywell ET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10663.67" table:style-name="ce1">
            <text:p>110663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NAIS CAITRIONA</text:p>
          </table:table-cell>
          <table:table-cell office:value-type="string" table:style-name="ce1">
            <text:p>ST.CATHERINES rush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Water Services Depot, Ballycoolin IDA, Dublin 15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5</text:p>
          </table:table-cell>
          <table:table-cell office:value-type="float" office:value="109653.43" table:style-name="ce1">
            <text:p>109653.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ancial Services and Pensions Ombudsman</text:p>
          </table:table-cell>
          <table:table-cell office:value-type="string" table:style-name="ce1">
            <text:p>Lincoln House, Lincoln Place,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85483.74" table:style-name="ce1">
            <text:p>85483.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Vodafone Datacentre (Omega)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65179.02" table:style-name="ce1">
            <text:p>65179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ntral Remedial Clinic</text:p>
          </table:table-cell>
          <table:table-cell office:value-type="string" table:style-name="ce1">
            <text:p>Firhouse Day Activity Centre Firhous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35890.58" table:style-name="ce1">
            <text:p>35890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35 New Brid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12432.27" table:style-name="ce1">
            <text:p>12432.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ice of the Comptroller &amp; Auditor General</text:p>
          </table:table-cell>
          <table:table-cell office:value-type="string" table:style-name="ce1">
            <text:p>3A Mayor Street Upper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270450.7" table:style-name="ce1">
            <text:p>270450.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fence Forces</text:p>
          </table:table-cell>
          <table:table-cell office:value-type="string" table:style-name="ce1">
            <text:p>No.1 Hanger Casement Aerodrom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80182.62" table:style-name="ce1">
            <text:p>180182.6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nvironmental Heatlh Service - Northumberland House, 12 Northumberland Avenu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Dunmore Hou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488460.21" table:style-name="ce1">
            <text:p>488460.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Lucena Tallaght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156215.57999999999" table:style-name="ce1">
            <text:p>156215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mpleogue College</text:p>
          </table:table-cell>
          <table:table-cell office:value-type="string" table:style-name="ce1">
            <text:p>Compoun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W</text:p>
          </table:table-cell>
          <table:table-cell office:value-type="float" office:value="195993.78" table:style-name="ce1">
            <text:p>195993.7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Thomas Court Centre, 26 Hanbury Lane, The Coombe, Dublin 8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136229.06" table:style-name="ce1">
            <text:p>136229.0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Sandymoun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9819.650000000001" table:style-name="ce1">
            <text:p>19819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UR LADY QUEEN OF APOSTLES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2</text:p>
          </table:table-cell>
          <table:table-cell office:value-type="float" office:value="147159.5" table:style-name="ce1">
            <text:p>147159.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Dartmouth House, Kylemore Road, Ballyfermot, Dublin 10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0</text:p>
          </table:table-cell>
          <table:table-cell office:value-type="float" office:value="63563.040000000001" table:style-name="ce1">
            <text:p>63563.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RATHGAR ROAD DUBLIN 6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6</text:p>
          </table:table-cell>
          <table:table-cell office:value-type="float" office:value="106135.63" table:style-name="ce1">
            <text:p>106135.6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Killester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number-rows-repeated="1048375" table:style-name="ro2">
          <table:table-cell table:number-columns-repeated="16384"/>
        </table:table-row>
      </table:table>
      <table:table table:name="gprn_fuzzymatched" table:style-name="ta3">
        <table:table-column table:style-name="co6" table:number-columns-repeated="16384" table:default-cell-style-name="ce1"/>
        <table:table-row table:style-name="ro2">
          <table:table-cell office:value-type="string" table:style-name="ce5">
            <text:p>PB Name_mprn</text:p>
          </table:table-cell>
          <table:table-cell office:value-type="string" table:style-name="ce5">
            <text:p>Location_mprn</text:p>
          </table:table-cell>
          <table:table-cell office:value-type="string" table:style-name="ce5">
            <text:p>Consumption Category</text:p>
          </table:table-cell>
          <table:table-cell office:value-type="string" table:style-name="ce5">
            <text:p>County_mprn</text:p>
          </table:table-cell>
          <table:table-cell office:value-type="string" table:style-name="ce5">
            <text:p>Attributable Total Final Consumption (kWh)_mprn</text:p>
          </table:table-cell>
          <table:table-cell office:value-type="string" table:style-name="ce5">
            <text:p>Year_mprn</text:p>
          </table:table-cell>
          <table:table-cell office:value-type="string" table:style-name="ce5">
            <text:p>Location_parsed_mprn</text:p>
          </table:table-cell>
          <table:table-cell office:value-type="string" table:style-name="ce5">
            <text:p>postcodes_mprn</text:p>
          </table:table-cell>
          <table:table-cell office:value-type="string" table:style-name="ce5">
            <text:p>address_numbers_mprn</text:p>
          </table:table-cell>
          <table:table-cell office:value-type="string" table:style-name="ce5">
            <text:p>PB Name_gprn</text:p>
          </table:table-cell>
          <table:table-cell office:value-type="string" table:style-name="ce5">
            <text:p>Location_gprn</text:p>
          </table:table-cell>
          <table:table-cell office:value-type="string" table:style-name="ce5">
            <text:p>County_gprn</text:p>
          </table:table-cell>
          <table:table-cell office:value-type="string" table:style-name="ce5">
            <text:p>Attributable Total Final Consumption (kWh)_gprn</text:p>
          </table:table-cell>
          <table:table-cell office:value-type="string" table:style-name="ce5">
            <text:p>Year_gprn</text:p>
          </table:table-cell>
          <table:table-cell office:value-type="string" table:style-name="ce5">
            <text:p>Location_parsed_gprn</text:p>
          </table:table-cell>
          <table:table-cell office:value-type="string" table:style-name="ce5">
            <text:p>postcodes_gprn</text:p>
          </table:table-cell>
          <table:table-cell office:value-type="string" table:style-name="ce5">
            <text:p>address_numbers_gprn</text:p>
          </table:table-cell>
          <table:table-cell office:value-type="string" table:style-name="ce5">
            <text:p>PB Name_fuzzymatched</text:p>
          </table:table-cell>
          <table:table-cell office:value-type="string" table:style-name="ce5">
            <text:p>Location_fuzzymatched</text:p>
          </table:table-cell>
          <table:table-cell table:style-name="ce4"/>
          <table:table-cell table:number-columns-repeated="16364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The 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8088" table:style-name="ce1">
            <text:p>808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The Royal Hospital</text:p>
          </table:table-cell>
          <table:table-cell table:number-columns-repeated="2" table:style-name="ce1"/>
          <table:table-cell office:value-type="string" table:style-name="ce1">
            <text:p>Royal Hospital</text:p>
          </table:table-cell>
          <table:table-cell office:value-type="string" table:style-name="ce1">
            <text:p>Royal Hospital</text:p>
          </table:table-cell>
          <table:table-cell office:value-type="string" table:style-name="ce1">
            <text:p>Dublin 4</text:p>
          </table:table-cell>
          <table:table-cell office:value-type="float" office:value="21333.200000000001" table:style-name="ce1">
            <text:p>21333.2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Royal Hospital</text:p>
          </table:table-cell>
          <table:table-cell table:number-columns-repeated="2" table:style-name="ce1"/>
          <table:table-cell office:value-type="string" table:style-name="ce1">
            <text:p>Royal Hospital</text:p>
          </table:table-cell>
          <table:table-cell office:value-type="string" table:style-name="ce1">
            <text:p>The Royal Hospital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The 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8088" table:style-name="ce1">
            <text:p>808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The Royal Hospital</text:p>
          </table:table-cell>
          <table:table-cell table:number-columns-repeated="2" table:style-name="ce1"/>
          <table:table-cell office:value-type="string" table:style-name="ce1">
            <text:p>Royal Hospital</text:p>
          </table:table-cell>
          <table:table-cell office:value-type="string" table:style-name="ce1">
            <text:p>Royal Hospital</text:p>
          </table:table-cell>
          <table:table-cell office:value-type="string" table:style-name="ce1">
            <text:p>Dublin 4</text:p>
          </table:table-cell>
          <table:table-cell office:value-type="float" office:value="18201.46" table:style-name="ce1">
            <text:p>18201.46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Royal Hospital</text:p>
          </table:table-cell>
          <table:table-cell table:number-columns-repeated="2" table:style-name="ce1"/>
          <table:table-cell office:value-type="string" table:style-name="ce1">
            <text:p>Royal Hospital</text:p>
          </table:table-cell>
          <table:table-cell office:value-type="string" table:style-name="ce1">
            <text:p>The Royal Hospital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Digital Hub Development Agency</text:p>
          </table:table-cell>
          <table:table-cell office:value-type="string" table:style-name="ce1">
            <text:p>Thomas Cou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1708" table:style-name="ce1">
            <text:p>2170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Thomas Court</text:p>
          </table:table-cell>
          <table:table-cell table:number-columns-repeated="2" table:style-name="ce1"/>
          <table:table-cell office:value-type="string" table:style-name="ce1">
            <text:p>Digital Hub Development Agency</text:p>
          </table:table-cell>
          <table:table-cell office:value-type="string" table:style-name="ce1">
            <text:p>Thomas Court</text:p>
          </table:table-cell>
          <table:table-cell office:value-type="string" table:style-name="ce1">
            <text:p>Dublin 8</text:p>
          </table:table-cell>
          <table:table-cell office:value-type="float" office:value="69218.58" table:style-name="ce1">
            <text:p>69218.58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Thomas Court</text:p>
          </table:table-cell>
          <table:table-cell table:number-columns-repeated="2" table:style-name="ce1"/>
          <table:table-cell office:value-type="string" table:style-name="ce1">
            <text:p>Digital Hub Development Agency</text:p>
          </table:table-cell>
          <table:table-cell office:value-type="string" table:style-name="ce1">
            <text:p>Thomas Court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rumcondra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11395" table:style-name="ce1">
            <text:p>11395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rumcondra Library</text:p>
          </table:table-cell>
          <table:table-cell table:number-columns-repeated="2" table:style-name="ce1"/>
          <table:table-cell office:value-type="string" table:style-name="ce1">
            <text:p>Dublin City Council</text:p>
          </table:table-cell>
          <table:table-cell office:value-type="string" table:style-name="ce1">
            <text:p>Drumcondra Library</text:p>
          </table:table-cell>
          <table:table-cell office:value-type="string" table:style-name="ce1">
            <text:p>Dublin 9</text:p>
          </table:table-cell>
          <table:table-cell office:value-type="float" office:value="39465.21" table:style-name="ce1">
            <text:p>39465.2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rumcondra Library</text:p>
          </table:table-cell>
          <table:table-cell table:number-columns-repeated="2" table:style-name="ce1"/>
          <table:table-cell office:value-type="string" table:style-name="ce1">
            <text:p>Dublin City Council</text:p>
          </table:table-cell>
          <table:table-cell office:value-type="string" table:style-name="ce1">
            <text:p>Drumcondra Library</text:p>
          </table:table-cell>
          <table:table-cell table:number-columns-repeated="16365" table:style-name="ce1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Rowan Molony</meta:initial-creator>
    <dc:creator>John O Shea</dc:creator>
    <meta:creation-date>2015-06-05T18:17:20Z</meta:creation-date>
    <dc:date>2020-07-23T14:45:46Z</dc:date>
  </office:meta>
</office:document-meta>
</file>